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4pt" fo:language="ru" fo:country="RU" officeooo:rsid="00226405" officeooo:paragraph-rsid="0017dc1b" style:font-size-asian="14pt" style:font-size-complex="14pt"/>
    </style:style>
    <style:style style:name="T1" style:family="text">
      <style:text-properties fo:font-size="12pt" officeooo:rsid="00245f20" style:font-size-asian="10.5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Уже в античное время, в своём перворожденном состоянии, эта проблема приняла черты психофизической проблемы, т. е. вопрос соотношения сознания и тела, и данный вопрос, нередко считается главной теоретической проблемой философии сознания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21T10:01:28.506492953</meta:creation-date>
    <dc:date>2014-05-21T10:01:49.835800525</dc:date>
    <meta:editing-duration>P0D</meta:editing-duration>
    <meta:editing-cycles>1</meta:editing-cycles>
    <meta:document-statistic meta:table-count="0" meta:image-count="0" meta:object-count="0" meta:page-count="1" meta:paragraph-count="1" meta:word-count="31" meta:character-count="237" meta:non-whitespace-character-count="207"/>
    <meta:generator>LibreOffice/4.1.2.3$Linux_X86_64 LibreOffice_project/410m0$Build-3</meta:generator>
  </office:meta>
</office:document-meta>
</file>